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fill="none" loext:decorative="fals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27.2cm" loext:decorative="false"/>
    </style:style>
    <style:style style:name="gr34" style:family="graphic" style:parent-style-name="standard">
      <style:graphic-properties svg:stroke-color="#000000" draw:fill-color="#808080" draw:textarea-horizontal-align="justify" draw:textarea-vertical-align="middle" draw:auto-grow-height="false" fo:min-height="11cm" fo:min-width="13.95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3.5cm" fo:min-width="14cm" loext:decorative="fals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2.75cm" fo:min-width="14cm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cm" fo:min-width="14cm" loext:decorative="fals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75cm" fo:min-width="0.25cm" loext:decorative="fals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7.2cm" loext:decorative="fals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0.5cm" loext:decorative="fals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876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5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25cm" fo:min-width="27.2cm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27.2cm" loext:decorative="false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0.5cm" loext:decorative="fals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501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25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999cm" style:writing-mode="lr-tb" loext:decorative="false"/>
      <style:paragraph-properties style:writing-mode="lr-tb"/>
    </style:style>
    <style:style style:name="gr53" style:family="graphic">
      <style:graphic-properties style:writing-mode="lr-tb" loext:decorative="false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2.721cm" fo:min-width="20.5cm" loext:decorative="false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344cm" fo:min-width="3.846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2.127cm" fo:min-width="20.5cm" loext:decorative="fals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344cm" fo:min-width="20.5cm" loext:decorative="false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2.127cm" fo:min-width="0.587cm" loext:decorative="false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345cm" fo:min-width="3.844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7.25cm" fo:min-width="5.2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11cm" fo:min-width="20.5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5.2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7.2cm" loext:decorative="false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6.2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26.2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25cm" style:writing-mode="lr-tb" loext:decorative="false"/>
      <style:paragraph-properties style:writing-mode="lr-tb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808080"/>
      <style:paragraph-properties fo:text-align="center" style:writing-mode="lr-tb"/>
      <style:text-properties fo:font-size="18pt"/>
    </style:style>
    <style:style style:name="P15" style:family="paragraph">
      <style:paragraph-properties fo:text-align="center"/>
      <style:text-properties style:text-line-through-style="solid" style:text-line-through-type="single"/>
    </style:style>
    <style:style style:name="P16" style:family="paragraph">
      <loext:graphic-properties draw:fill-color="#ffffff"/>
      <style:paragraph-properties fo:text-align="center" style:writing-mode="lr-tb"/>
      <style:text-properties style:text-line-through-style="solid" style:text-line-through-type="single"/>
    </style:style>
    <style:style style:name="P17" style:family="paragraph">
      <loext:graphic-properties draw:fill-color="#ffffff"/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2pt"/>
    </style:style>
    <style:style style:name="T2" style:family="text">
      <style:text-properties fo:font-size="1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3.75cm" svg:y="8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1cm" svg:x="3.7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6cm" svg:height="1cm" svg:x="4.85cm" svg:y="8.1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75cm" svg:height="1cm" svg:x="2.5cm" svg:y="2.25cm">
          <draw:text-box>
            <text:p>Хост или id</text:p>
          </draw:text-box>
        </draw:frame>
        <draw:frame draw:style-name="gr15" draw:text-style-name="P7" draw:layer="layout" svg:width="2cm" svg:height="1cm" svg:x="8.8cm" svg:y="2.25cm">
          <draw:text-box>
            <text:p>порт</text:p>
          </draw:text-box>
        </draw:frame>
        <draw:custom-shape draw:style-name="gr16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7" draw:text-style-name="P12" draw:layer="layout" svg:x1="12.866cm" svg:y1="3cm" svg:x2="23.456cm" svg:y2="3cm">
          <text:p/>
        </draw:line>
        <draw:custom-shape draw:style-name="gr28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3" draw:text-style-name="P1" draw:layer="layout" svg:width="27.7cm" svg:height="16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4.45cm" svg:height="11.25cm" svg:x="13.8cm" svg:y="2.5cm">
          <text:p text:style-name="P13"><text:span text:style-name="T2">Картинка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5.25cm" svg:y="2.5cm">
          <text:p text:style-name="P5">2D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6.75cm" svg:y="2.5cm">
          <text:p text:style-name="P5">3D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4.5cm" svg:height="3.75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3.75cm" svg:y="16.75cm">
          <text:p text:style-name="P8"><text:span text:style-name="T1">Роботы статус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6.75cm" svg:y="16.75cm">
          <text:p text:style-name="P8"><text:span text:style-name="T1">Сообщеиня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4.5cm" svg:height="3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4.5cm" svg:height="0.75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75cm" svg:height="3cm" svg:x="27.5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25cm" svg:x="27.6cm" svg:y="13.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1" draw:layer="layout" svg:width="27.7cm" svg:height="1.25cm" svg:x="1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cm" svg:height="1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4.5cm" svg:height="0.75cm" svg:x="1.25cm" svg:y="1.5cm">
          <text:p text:style-name="P8"><text:span text:style-name="T1">Все роботы или...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8cm 6.876cm)">
          <text:p text:style-name="P5">Параметр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8cm 11.249cm)">
          <text:p text:style-name="P5">Робот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9" draw:layer="layout" svg:width="3.5cm" svg:height="0.75cm" svg:x="6cm" svg:y="1.5cm">
          <text:p text:style-name="P8"><text:span text:style-name="T1">Генерация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9cm" svg:height="0.75cm" svg:x="9.8cm" svg:y="1.5cm">
          <text:p text:style-name="P8"><text:span text:style-name="T1">Панель управления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7.7cm" svg:height="0.5cm" svg:x="1cm" svg:y="17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48" draw:text-style-name="P1" draw:layer="layout" svg:width="27.7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cm" svg:height="16.75cm" svg:x="27.7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6" draw:layer="layout" svg:width="4.001cm" svg:height="1.002cm" draw:transform="rotate (1.5697491292437) translate (-3.758cm 9.749cm)">
          <text:p text:style-name="P15">Параметр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3" draw:layer="layout" svg:width="2.75cm" svg:height="1.002cm" draw:transform="rotate (1.5697491292437) translate (-3.751cm 5.85cm)">
          <text:p text:style-name="P5">Робот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2" draw:text-style-name="P3" draw:layer="layout" svg:width="4.499cm" svg:height="1.002cm" draw:transform="rotate (1.5697491292437) translate (-3.753cm 14.249cm)">
          <text:p text:style-name="P5">Управление</text:p>
          <draw:enhanced-geometry svg:viewBox="0 0 21600 21600" draw:mirror-horizontal="true" draw:mirror-vertical="false" draw:type="rectangle" draw:enhanced-path="M 0 0 L 21600 0 21600 21600 0 21600 0 0 Z N"/>
        </draw:custom-shape>
        <draw:g draw:style-name="gr53">
          <draw:custom-shape draw:style-name="gr54" draw:text-style-name="P1" draw:layer="layout" svg:width="21cm" svg:height="2.971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9" draw:layer="layout" svg:width="4.346cm" svg:height="0.594cm" svg:x="5.344cm" svg:y="19.377cm">
            <text:p text:style-name="P8"><text:span text:style-name="T1">Сообщеин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" draw:layer="layout" svg:width="21cm" svg:height="2.377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" draw:layer="layout" svg:width="21cm" svg:height="0.594cm" svg:x="1cm" svg:y="1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1.087cm" svg:height="2.377cm" svg:x="20.9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725cm" svg:height="0.197cm" svg:x="21.059cm" svg:y="17.0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9" draw:text-style-name="P9" draw:layer="layout" svg:width="4.344cm" svg:height="0.595cm" svg:x="1cm" svg:y="19.405cm">
            <text:p text:style-name="P8"><text:span text:style-name="T1">Роботы статус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3" draw:layer="layout" svg:width="5.7cm" svg:height="7.5cm" svg:x="22cm" svg:y="12.5cm">
          <text:p text:style-name="P5">Свойств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7" draw:layer="layout" svg:width="21cm" svg:height="11.25cm" svg:x="1cm" svg:y="6cm">
          <text:p text:style-name="P13"><text:span text:style-name="T2">Изображение/3D сце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" draw:layer="layout" svg:width="5.7cm" svg:height="6.5cm" svg:x="22.05cm" svg:y="6cm">
          <text:p text:style-name="P5">Структура докумен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draw:layer="layout" svg:width="27.7cm" svg:height="1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" draw:layer="layout" svg:width="1cm" svg:height="1cm" svg:x="1cm" svg:y="2.25cm">
          <text:p text:style-name="P5"><text:span text:style-name="T3">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" draw:layer="layout" svg:width="26.7cm" svg:height="1.25cm" svg:x="1.05cm" svg:y="3.25cm">
          <text:p text:style-name="P5">Иерархическое меню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26.7cm" svg:height="1.55cm" svg:x="1.05cm" svg:y="4.5cm">
          <text:p text:style-name="P5">Меню</text:p>
          <draw:enhanced-geometry svg:viewBox="0 0 21600 21600" draw:type="rectangle" draw:enhanced-path="M 0 0 L 21600 0 21600 21600 0 21600 0 0 Z N"/>
        </draw:custom-shape>
        <draw:custom-shape draw:style-name="gr67" draw:text-style-name="P19" draw:layer="layout" svg:width="8.75cm" svg:height="1cm" svg:x="2cm" svg:y="2.25cm">
          <text:p text:style-name="P18"><text:span text:style-name="T4">Название файла — имя сборки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4-11-14T16:58:46.973000000</dc:date>
    <meta:editing-duration>P1DT8H42M27S</meta:editing-duration>
    <meta:editing-cycles>22</meta:editing-cycles>
    <meta:generator>LibreOffice/7.6.5.2$Windows_X86_64 LibreOffice_project/38d5f62f85355c192ef5f1dd47c5c0c0c6d6598b</meta:generator>
    <meta:document-statistic meta:object-count="79"/>
  </office:meta>
</office:document-meta>
</file>